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14.15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bottom="14.15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bottom="14.15pt"/>
    </style:style>
    <style:style style:name="P7" style:family="paragraph">
      <style:paragraph-properties fo:line-height="100.00%" fo:text-align="left"/>
    </style:style>
  </office:automatic-styles>
  <office:body>
    <office:text>
      <text:p text:style-name="P1"><text:span text:style-name="T1">Num1:</text:span></text:p>
      <text:p text:style-name="P1"><text:span text:style-name="T1"><text:s text:c="37"/>梦幻玻璃球</text:span></text:p>
      <text:p text:style-name="P1"><text:span text:style-name="T1"><text:s text:c="6"/>小明有N种不同颜色的玻璃球，每种颜色玻璃球的数目为Mi个，现在要求每次取出一个小球，每一次取出的小球的颜色不能和上一次取出的小球的颜色一样，是否存在一种取玻璃球的顺序使得能把所有玻璃球都取完？</text:span></text:p>
      <text:p text:style-name="P1"><text:span text:style-name="T2">Input</text:span></text:p>
      <text:p text:style-name="P1"><text:span text:style-name="T2">第一行有一个整数T，接下来T组数据，每组数据占2行，第一行是一个整数N（0&lt;N&lt;=100)，第二行是N个数，表示N种玻璃球的数目Mi(0&lt;Mi&lt;=1000000)。</text:span></text:p>
      <text:p text:style-name="P1"><text:span text:style-name="T2">Output</text:span></text:p>
      <text:p text:style-name="P1"><text:span text:style-name="T2">对于每组数据，输出一行，包含一个"Yes"或者"No"。</text:span></text:p>
      <text:p text:style-name="P2"><text:span text:style-name="T2">Sample Input</text:span></text:p>
      <text:p text:style-name="P3"><text:span text:style-name="T3">2</text:span></text:p>
      <text:p text:style-name="P3"><text:span text:style-name="T3">3</text:span></text:p>
      <text:p text:style-name="P3"><text:span text:style-name="T3">4 1 1</text:span></text:p>
      <text:p text:style-name="P3"><text:span text:style-name="T3">5</text:span></text:p>
      <text:p text:style-name="P4"><text:span text:style-name="T3">5 4 3 2 1</text:span></text:p>
      <text:p text:style-name="P4"><text:span text:style-name="T4">Sample Output</text:span></text:p>
      <text:p text:style-name="P5"><text:span text:style-name="T5">No</text:span></text:p>
      <text:p text:style-name="P5"><text:span text:style-name="T5">Yes</text:span></text:p>
      <text:p text:style-name="P5"><text:span text:style-name="T6"/></text:p>
      <text:p text:style-name="P5"><text:span text:style-name="T6">by yuan</text:span></text:p>
      <text:p text:style-name="P6"><text:span text:style-name="T6"/></text:p>
      <text:p text:style-name="P7"><text:span text:style-name="T6"/></text:p>
      <text:p text:style-name="P7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